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254cm" style:rel-column-width="11224*"/>
    </style:style>
    <style:style style:name="Table1.B" style:family="table-column">
      <style:table-column-properties style:column-width="15.746cm" style:rel-column-width="5431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 style:list-style-name="L2">
      <style:text-properties style:font-name="Cambria" fo:language="ru" fo:country="RU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>
      <style:text-properties style:font-name="Cambria" style:font-name-asian="Times New Roman1" style:font-name-complex="Times New Roman1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weight-asian="normal" style:font-weight-complex="normal"/>
    </style:style>
    <style:style style:name="T7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language="en" fo:country="US" style:font-name-asian="Times New Roman1" style:font-name-complex="Times New Roman1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7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font-name-asian="Times New Roman1" style:font-name-complex="Times New Roman1"/>
    </style:style>
    <style:style style:name="T20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21" style:family="text">
      <style:text-properties fo:language="ru" fo:country="RU" fo:font-style="italic" style:font-style-asian="italic" style:font-style-complex="italic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24" style:family="text">
      <style:text-properties fo:language="ru" fo:country="RU" fo:font-style="normal" style:font-style-asian="normal" style:font-style-complex="normal"/>
    </style:style>
    <style:style style:name="T2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26" style:family="text">
      <style:text-properties fo:language="ru" fo:country="RU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06.png" xlink:type="simple" xlink:show="embed" xlink:actuate="onLoad"/></draw:frame></text:p>
          </table:table-cell>
          <table:table-cell table:style-name="Table1.B1" office:value-type="string">
            <text:h text:style-name="P2" text:outline-level="1">Векторный усилитель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2.431cm" draw:z-index="1"><draw:image xlink:href="../images/300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0">Блок </text:span><text:span text:style-name="T28">реализует функцию умножения (усиления) мгновенных значений элементов входного </text:span><text:span text:style-name="T29">векторного</text:span><text:span text:style-name="T28"> сигнала на соответствующие элементы заданного </text:span><text:span text:style-name="T29">векторного</text:span><text:span text:style-name="T28"> коэффициента усиления</text:span><text:span text:style-name="T17">:</text:span></text:p>
            <text:p text:style-name="P8"><text:span text:style-name="T28"><draw:frame draw:style-name="fr3" draw:name="Объект5" text:anchor-type="as-char" svg:width="5.001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8">,</text:span></text:p>
            <text:p text:style-name="P5"><text:span text:style-name="T10">где </text:span><text:span text:style-name="T10"><draw:frame draw:style-name="fr3" draw:name="Объект12" text:anchor-type="as-char" svg:width="1.182cm" svg:height="0.621cm" draw:z-index="3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–</text:span><text:span text:style-name="T11"> i-</text:span><text:span text:style-name="T19">ый элемент выходного </text:span><text:span text:style-name="T20">векторного</text:span><text:span text:style-name="T19"> сигнала блока</text:span><text:span text:style-name="T19"><draw:frame draw:style-name="fr3" draw:name="Объект13" text:anchor-type="as-char" svg:width="1.087cm" svg:height="0.564cm" draw:z-index="4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;</text:span></text:p>
            <text:p text:style-name="P5"><text:span text:style-name="T25"><draw:frame draw:style-name="fr3" draw:name="Объект8" text:anchor-type="as-char" svg:width="1.148cm" svg:height="0.621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25">–</text:span><text:span text:style-name="T17"> i-</text:span><text:span text:style-name="T25">ый элемент входного сигнала</text:span><text:span text:style-name="T25"><draw:frame draw:style-name="fr3" draw:name="Объект10" text:anchor-type="as-char" svg:width="1.201cm" svg:height="0.621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25">,</text:span><text:span text:style-name="T25"><draw:frame draw:style-name="fr3" draw:name="Объект11" text:anchor-type="as-char" svg:width="1.131cm" svg:height="0.549cm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17">– </text:span><text:span text:style-name="T25">размерность входа и выхода,</text:span><text:span text:style-name="T25"><draw:frame draw:style-name="fr3" draw:name="Объект1" text:anchor-type="as-char" svg:width="0.58cm" svg:height="0.621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25">– </text:span><text:span text:style-name="T17">i-</text:span><text:span text:style-name="T25">ый элемент вектора коэффициентов усиления</text:span><text:span text:style-name="T25"><draw:frame draw:style-name="fr3" draw:name="Объект7" text:anchor-type="as-char" svg:width="0.485cm" svg:height="0.623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25">.</text:span></text:p>
            <text:p text:style-name="P5">Размерность выхода равна размерности входа и вектора коэффициентов усиления.</text:p>
            <text:p text:style-name="P5"><text:span text:style-name="T23">Свойства</text:span>:</text:p>
            <text:list xml:id="list4206431317630272666" text:style-name="L1">
              <text:list-item>
                <text:p text:style-name="P9">Вектор коэффициентов усиления — вектор коэффициентов усиления<draw:frame draw:style-name="fr3" draw:name="Объект3" text:anchor-type="as-char" svg:width="3.221cm" svg:height="0.728cm" draw:z-index="10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P5"><text:span text:style-name="T27">Примеры</text:span> заполнения <text:span text:style-name="T1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2">Числовое</text:span><text:span text:style-name="T18"> задание </text:span><text:span text:style-name="T18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Вектор коэффициентов усиления</text:p>
                </table:table-cell>
                <table:table-cell table:style-name="Таблица1.B3" office:value-type="float" office:value="40604">
                  <text:p text:style-name="P11">[2, 5, -2.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9">Именованное</text:span><text:span text:style-name="T27"> задание </text:span><text:span text:style-name="T26">свойств</text:span><text:span text:style-name="T2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Вектор коэффициентов усиления</text:p>
                </table:table-cell>
                <table:table-cell table:style-name="Таблица1.B6" office:value-type="string">
                  <text:p text:style-name="P11">[k1, k2, k3, k4]</text:p>
                </table:table-cell>
              </table:table-row>
            </table:table>
            <text:p text:style-name="P5"><text:span text:style-name="T9">Примечани</text:span><text:span text:style-name="T22">я</text:span>:</text:p>
            <text:list xml:id="list7284272563386060337" text:style-name="L2">
              <text:list-item>
                <text:p text:style-name="P7">Размерность выходного сигнала равна размерности входного сигнала и размерности вектора коэффициентов усиления.</text:p>
              </text:list-item>
              <text:list-item>
                <text:p text:style-name="P12"><text:soft-page-break/><text:span text:style-name="T12">Именованные свойства </text:span><text:span text:style-name="T24">могут быть заданы </text:span><text:span text:style-name="T12">как </text:span><text:span text:style-name="T15">локальные</text:span><text:span text:style-name="T12"> переменные </text:span><text:span text:style-name="T12">модели (субмодели) во вкладке </text:span><text:span text:style-name="T15">Параметры,</text:span><text:span text:style-name="T12"> как </text:span><text:span text:style-name="T15">глобальные</text:span><text:span text:style-name="T12"> сигналы проекта при помощи пункта главного меню </text:span><text:span text:style-name="T21">Сервис</text:span><text:span text:style-name="T12"> </text:span><text:span text:style-name="T13">→</text:span><text:span text:style-name="T14"> </text:span><text:span text:style-name="T16">Сигналы,</text:span><text:span text:style-name="T12"> </text:span><text:span text:style-name="T24">или как </text:span><text:span text:style-name="T21">внешние</text:span><text:span text:style-name="T2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ый усилитель</dc:title>
    <dc:date>2014-12-01T18:37:34.27</dc:date>
    <meta:generator>OpenOffice/4.1.1$Win32 OpenOffice.org_project/411m6$Build-9775</meta:generator>
    <meta:editing-duration>PT2H26M</meta:editing-duration>
    <meta:editing-cycles>56</meta:editing-cycles>
    <meta:document-statistic meta:table-count="2" meta:image-count="2" meta:object-count="9" meta:page-count="2" meta:paragraph-count="27" meta:word-count="155" meta:character-count="115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row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n</mn>
      </mrow>
    </mrow>
    <annotation encoding="StarMath 5.0">y_i(t) = k_i cdot u_{i}(t), ~ i=1...n</annotation>
  </semantics>
</math>
</file>

<file path=Object 10/content.xml><?xml version="1.0" encoding="utf-8"?>
<math xmlns="http://www.w3.org/1998/Math/MathML">
  <semantics>
    <mrow>
      <mover accent="true">
        <msub>
          <mrow>
            <mi>u</mi>
          </mrow>
          <mn>1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1(t)</annotation>
  </semantics>
</math>
</file>

<file path=Object 11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5/content.xml><?xml version="1.0" encoding="utf-8"?>
<math xmlns="http://www.w3.org/1998/Math/MathML">
  <semantics>
    <mrow>
      <msub>
        <mi>k</mi>
        <mrow>
          <mi>i</mi>
        </mrow>
      </msub>
    </mrow>
    <annotation encoding="StarMath 5.0">k_{i}</annotation>
  </semantics>
</math>
</file>

<file path=Object 6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n>1</mn>
            </msub>
            <mi>,</mi>
            <msub>
              <mi>k</mi>
              <mn>2</mn>
            </msub>
            <mn>...</mn>
            <msub>
              <mi>k</mi>
              <mi>n</mi>
            </msub>
          </mrow>
        </mfenced>
      </mrow>
    </mrow>
    <annotation encoding="StarMath 5.0">vec{k} = left [ k_1 , k_2 ... k_n right ]</annotation>
  </semantics>
</math>
</file>

<file path=Object 7/content.xml><?xml version="1.0" encoding="utf-8"?>
<math xmlns="http://www.w3.org/1998/Math/MathML">
  <semantics>
    <mrow>
      <mover accent="true">
        <mrow>
          <mi>k</mi>
        </mrow>
        <mo stretchy="false">⃗</mo>
      </mover>
    </mrow>
    <annotation encoding="StarMath 5.0">vec{k}</annotation>
  </semantics>
</math>
</file>

<file path=Object 8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